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 Mono1" svg:font-family="'DejaVu Sans Mono'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weight="normal" style:font-weight-asian="normal" style:font-weight-complex="normal"/>
    </style:style>
    <style:style style:name="P3" style:family="paragraph" style:parent-style-name="Standard">
      <style:text-properties style:font-name="DejaVu Sans" fo:font-size="12pt" style:font-name-asian="DejaVu Sans Mono1" style:font-size-asian="12pt" style:font-name-complex="DejaVu Sans Mono1" style:font-size-complex="12pt"/>
    </style:style>
    <style:style style:name="P4" style:family="paragraph" style:parent-style-name="Standard">
      <style:text-properties style:font-name="DejaVu Sans" fo:font-size="12pt" fo:font-weight="normal" style:font-name-asian="DejaVu Sans Mono1" style:font-size-asian="12pt" style:font-weight-asian="normal" style:font-name-complex="DejaVu Sans Mono1" style:font-size-complex="12pt" style:font-weight-complex="normal"/>
    </style:style>
    <style:style style:name="P5" style:family="paragraph" style:parent-style-name="Standard">
      <style:text-properties style:font-name="DejaVu Sans" fo:font-size="12pt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6" style:family="paragraph" style:parent-style-name="Standard">
      <style:text-properties style:font-name="DejaVu Sans Mono" fo:font-size="12pt" fo:font-weight="normal" style:font-name-asian="DejaVu Sans Mono1" style:font-size-asian="12pt" style:font-weight-asian="normal" style:font-name-complex="DejaVu Sans Mono1" style:font-size-complex="12pt" style:font-weight-complex="normal"/>
    </style:style>
    <style:style style:name="P7" style:family="paragraph" style:parent-style-name="Standard">
      <style:paragraph-properties fo:break-before="page"/>
      <style:text-properties style:font-name="DejaVu Sans" fo:font-size="12pt" fo:font-weight="normal" style:font-name-asian="DejaVu Sans Mono1" style:font-size-asian="12pt" style:font-weight-asian="normal" style:font-name-complex="DejaVu Sans Mono1" style:font-size-complex="12pt" style:font-weight-complex="normal"/>
    </style:style>
    <style:style style:name="P8" style:family="paragraph" style:parent-style-name="Standard">
      <style:paragraph-properties fo:break-before="page"/>
      <style:text-properties style:font-name="DejaVu Sans" fo:font-size="12pt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9" style:family="paragraph" style:parent-style-name="Standard">
      <style:paragraph-properties fo:break-before="page"/>
      <style:text-properties style:font-name="DejaVu Sans" fo:font-size="12pt" fo:font-weight="normal" style:font-name-asian="DejaVu Sans Mono1" style:font-size-asian="12pt" style:font-weight-asian="normal" style:font-name-complex="DejaVu Sans Mono1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F1637<text:tab/></text:span>(SF1633 för andra än CL)</text:p>
      <text:p text:style-name="P1"/>
      <text:p text:style-name="P1">Diff &amp; Trans III<text:tab/>CL2</text:p>
      <text:p text:style-name="P1"/>
      <text:p text:style-name="P1">Hans Tranberg</text:p>
      <text:p text:style-name="P1">KTH Matematik</text:p>
      <text:p text:style-name="P2"/>
      <text:p text:style-name="P2"/>
      <text:p text:style-name="P2">Literatur:</text:p>
      <text:p text:style-name="P2"/>
      <text:p text:style-name="P1">Differential Equavations with Boundary-Value Problems 7:th ed. (7, inte 8)</text:p>
      <text:p text:style-name="P1">[Zill / Cullen]</text:p>
      <text:p text:style-name="P1"/>
      <text:p text:style-name="P1">Mathematics Handbook BETA</text:p>
      <text:p text:style-name="P1">[Råde / Westergren]</text:p>
      <text:p text:style-name="P1"/>
      <text:p text:style-name="P1"/>
      <text:p text:style-name="P1"/>
      <text:p text:style-name="P1"/>
      <text:p text:style-name="P1"/>
      <text:p text:style-name="P1"/>
      <text:p text:style-name="P1">Introduktion till differentialekvationer (diff.ekv.)</text:p>
      <text:p text:style-name="P1">Första ordnings ordinära diff.ekv. (ODE)</text:p>
      <text:p text:style-name="P1"/>
      <text:p text:style-name="P1">Modeller med första ordningens ODE.</text:p>
      <text:p text:style-name="P1"/>
      <text:p text:style-name="P1"/>
      <text:p text:style-name="P1"/>
      <text:p text:style-name="P1"/>
      <text:p text:style-name="P1"/>
      <text:p text:style-name="P3">⁅Z.C.1.3.10<text:span text:style-name="T1">⁆</text:span></text:p>
      <text:p text:style-name="P4"/>
      <text:p text:style-name="P6"><text:s text:c="13"/>┌───────┐</text:p>
      <text:p text:style-name="P6">3 gal/min <text:s text:c="3"/>├───────┤</text:p>
      <text:p text:style-name="P6">2 lb/gal <text:s text:c="4"/>│300 gal│ 2 gal/min</text:p>
      <text:p text:style-name="P6">──────────→ <text:s/>│50 lb <text:s/>│ ──────────→</text:p>
      <text:p text:style-name="P6"><text:s text:c="13"/>└───────┘</text:p>
      <text:p text:style-name="P4"/>
      <text:p text:style-name="P3"><text:span text:style-name="T2">A(t)</text:span><text:span text:style-name="T1"> är mängden salt i tanken vid tiden </text:span><text:span text:style-name="T2">t</text:span><text:span text:style-name="T1"> i pounds.</text:span></text:p>
      <text:p text:style-name="P4"/>
      <text:p text:style-name="P4"/>
      <text:p text:style-name="P4"><draw:frame draw:style-name="fr1" draw:name="Object1" text:anchor-type="as-char" svg:width="12.561cm" svg:height="1.0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draw:frame draw:style-name="fr1" draw:name="Object2" text:anchor-type="as-char" svg:width="6.054cm" svg:height="1.05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4"/>
      <text:p text:style-name="P7">Innehåll:</text:p>
      <text:p text:style-name="P4"/>
      <text:p text:style-name="P4"/>
      <text:p text:style-name="P4">Högre ordningens ODE.</text:p>
      <text:p text:style-name="P4"/>
      <text:p text:style-name="P4">System av första ordningens ODE.</text:p>
      <text:p text:style-name="P4"/>
      <text:p text:style-name="P4">Plana autonoma system och stabilitet.</text:p>
      <text:p text:style-name="P4"/>
      <text:p text:style-name="P4"/>
      <text:p text:style-name="P4">Laplacetransformer (för CBIOT &amp; CKEMV)</text:p>
      <text:p text:style-name="P4"/>
      <text:p text:style-name="P4">Fouriertransformer (för CL)</text:p>
      <text:p text:style-name="P4"/>
      <text:p text:style-name="P4"><text:tab/>Båge är integraler.</text:p>
      <text:p text:style-name="P4"/>
      <text:p text:style-name="P4"/>
      <text:p text:style-name="P4">Partiella diff.ekv. <text:s/>(PDE) och randvärdesproblem i rektangulära koordinater.</text:p>
      <text:p text:style-name="P4"/>
      <text:p text:style-name="P4"/>
      <text:p text:style-name="P4">Ortogonala funktioner och fourierserier.</text:p>
      <text:p text:style-name="P4"/>
      <text:p text:style-name="P7">Modul 1:</text:p>
      <text:p text:style-name="P4"/>
      <text:p text:style-name="P4"><text:tab/>Första &amp; andra ordningens ODE</text:p>
      <text:p text:style-name="P4"><text:tab/>KS 1</text:p>
      <text:p text:style-name="P4"/>
      <text:p text:style-name="P4"/>
      <text:p text:style-name="P4">Modul 2:</text:p>
      <text:p text:style-name="P4"/>
      <text:p text:style-name="P4"><text:tab/>Högre ordningens ODE</text:p>
      <text:p text:style-name="P4"><text:tab/>System av linjära ODE</text:p>
      <text:p text:style-name="P4"><text:tab/>Autonoma system. Stabilitet</text:p>
      <text:p text:style-name="P4"><text:tab/>KS 2</text:p>
      <text:p text:style-name="P4"/>
      <text:p text:style-name="P4"/>
      <text:p text:style-name="P4">Modul 3:</text:p>
      <text:p text:style-name="P4"/>
      <text:p text:style-name="P4"><text:tab/>Laplacetransformer (för BIO &amp; K)</text:p>
      <text:p text:style-name="P4"><text:tab/>Fouriertransformer (för CL)</text:p>
      <text:p text:style-name="P4"><text:tab/>PDE. Fourierserier</text:p>
      <text:p text:style-name="P4"><text:tab/>Inlämningsuppgift 1 (i grupper om max 3)</text:p>
      <text:p text:style-name="P4"/>
      <text:p text:style-name="P4">CL har första salen på schemat.</text:p>
      <text:p text:style-name="P4"/>
      <text:p text:style-name="P4"/>
      <text:p text:style-name="P4"/>
      <text:p text:style-name="P4"/>
      <text:p text:style-name="P4">Två-delad tentamen:</text:p>
      <text:p text:style-name="P4"/>
      <text:p text:style-name="P4"/>
      <text:p text:style-name="P4">Del 1 är avseed för betyg E och består av 3 uppgifter.</text:p>
      <text:p text:style-name="P4"/>
      <text:p text:style-name="P4">Godkänd modul ger godkänd uppgift.</text:p>
      <text:p text:style-name="P4">3 godkända moduler ger godkänt.</text:p>
      <text:p text:style-name="P4">5 av 9 poäng ger godkänd KS.</text:p>
      <text:p text:style-name="P4"/>
      <text:p text:style-name="P4">Del 2 för högre betyg. 20 poäng.</text:p>
      <text:p text:style-name="P4">8-9 KS-poäng ger bonuspoäng till del 2.</text:p>
      <text:p text:style-name="P4"/>
      <text:p text:style-name="P4"/>
      <text:p text:style-name="P7">Exempel</text:p>
      <text:p text:style-name="P4"/>
      <text:p text:style-name="P4">Befolkningsmängden är <text:span text:style-name="T4">P(t)</text:span>.</text:p>
      <text:p text:style-name="P4">Relativa tillväxthastigheten är <draw:frame draw:style-name="fr1" draw:name="Object3" text:anchor-type="as-char" svg:width="1.991cm" svg:height="1.05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Modell 1:</text:p>
      <text:p text:style-name="P4"/>
      <text:p text:style-name="P4"><draw:frame draw:style-name="fr1" draw:name="Object4" text:anchor-type="as-char" svg:width="3.226cm" svg:height="1.05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<draw:frame draw:style-name="fr2" draw:name="Object5" text:anchor-type="as-char" svg:y="-1.653cm" svg:width="2.148cm" svg:height="0.55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Växer konstant.</text:p>
      <text:p text:style-name="P4">Överbefolkning!</text:p>
      <text:p text:style-name="P4"/>
      <text:p text:style-name="P4"/>
      <text:p text:style-name="P4"/>
      <text:p text:style-name="P4">Modell 2:</text:p>
      <text:p text:style-name="P4"/>
      <text:p text:style-name="P4"><draw:frame draw:style-name="fr1" draw:name="Object6" text:anchor-type="as-char" svg:width="4.016cm" svg:height="1.05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><draw:frame draw:style-name="fr1" draw:name="Object7" text:anchor-type="as-char" svg:width="8.239cm" svg:height="1.04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Inget sker vid <text:s/><text:span text:style-name="T4">P=0</text:span> <text:s/>och <text:s/><text:span text:style-name="T4">P=6</text:span>.</text:p>
      <text:p text:style-name="P4"/>
      <text:p text:style-name="P4">Stationära lösningar:<draw:frame draw:style-name="fr1" draw:name="Object8" text:anchor-type="as-char" svg:width="1.441cm" svg:height="1.04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>P=0, P=6</text:p>
      <text:p text:style-name="P5"/>
      <text:p text:style-name="P5">P &gt; 6 ger minskning.<text:tab/>Negativ derivata.</text:p>
      <text:p text:style-name="P5">0 &lt; P &lt; 6 ger ökning.<text:tab/>Positiv derivata.</text:p>
      <text:p text:style-name="P5"/>
      <text:p text:style-name="P5">Utvandring!</text:p>
      <text:p text:style-name="P5"/>
      <text:p text:style-name="P8">Modell 3:</text:p>
      <text:p text:style-name="P5"/>
      <text:p text:style-name="P5"><draw:frame draw:style-name="fr1" draw:name="Object9" text:anchor-type="as-char" svg:width="9.474cm" svg:height="1.048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5">h har storheten personer / tid.</text:p>
      <text:p text:style-name="P5"/>
      <text:p text:style-name="P5">P &gt; 6 ger minskning.<text:tab/>Negativ derivata.</text:p>
      <text:p text:style-name="P5">2 &lt; P &lt; 6 ger ökning.<text:tab/>Positiv derivata.</text:p>
      <text:p text:style-name="P5">P &lt; 2 ger minskning.<text:tab/>Negativ derivata.</text:p>
      <text:p text:style-name="P5"/>
      <text:p text:style-name="P5"/>
      <text:p text:style-name="P5"/>
      <text:p text:style-name="P5">Första ordningens ODE:</text:p>
      <text:p text:style-name="P5"/>
      <text:p text:style-name="P5"><text:tab/><draw:frame draw:style-name="fr1" draw:name="Object10" text:anchor-type="as-char" svg:width="2.498cm" svg:height="1.048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5">• Separabla</text:p>
      <text:p text:style-name="P5"/>
      <text:p text:style-name="P5"><text:tab/><draw:frame draw:style-name="fr1" draw:name="Object11" text:anchor-type="as-char" svg:width="2.955cm" svg:height="1.048cm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>• Linjära</text:p>
      <text:p text:style-name="P5"/>
      <text:p text:style-name="P5"><text:tab/><draw:frame draw:style-name="fr1" draw:name="Object12" text:anchor-type="as-char" svg:width="3.528cm" svg:height="1.048cm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5"/>
      <text:p text:style-name="P5"/>
      <text:p text:style-name="P5"/>
      <text:p text:style-name="P5">Separabla</text:p>
      <text:p text:style-name="P5"/>
      <text:p text:style-name="P5"><draw:frame draw:style-name="fr1" draw:name="Object13" text:anchor-type="as-char" svg:width="2.955cm" svg:height="1.048cm" draw:z-index="19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5"/>
      <text:p text:style-name="P5">1. <text:s/>h(y) = 0 : y = konstant</text:p>
      <text:p text:style-name="P5"/>
      <text:p text:style-name="P5">2. <text:s/>h(y) ≠ 0 : <draw:frame draw:style-name="fr1" draw:name="Object14" text:anchor-type="as-char" svg:width="3.304cm" svg:height="1.055cm" draw:z-index="20"><draw:object xlink:href="./Object 14" xlink:type="simple" xlink:show="embed" xlink:actuate="onLoad"/><draw:image xlink:href="./ObjectReplacements/Object 14" xlink:type="simple" xlink:show="embed" xlink:actuate="onLoad"/></draw:frame></text:p>
      <text:p text:style-name="P5"/>
      <text:p text:style-name="P5">Integrera med avseende på <text:span text:style-name="T3">x</text:span>.</text:p>
      <text:p text:style-name="P5"/>
      <text:p text:style-name="P8">Linjära</text:p>
      <text:p text:style-name="P5"/>
      <text:p text:style-name="P5"><draw:frame draw:style-name="fr1" draw:name="Object15" text:anchor-type="as-char" svg:width="3.528cm" svg:height="1.048cm" draw:z-index="8"><draw:object xlink:href="./Object 15" xlink:type="simple" xlink:show="embed" xlink:actuate="onLoad"/><draw:image xlink:href="./ObjectReplacements/Object 15" xlink:type="simple" xlink:show="embed" xlink:actuate="onLoad"/></draw:frame></text:p>
      <text:p text:style-name="P5"/>
      <text:p text:style-name="P5">Multiplicera med <draw:frame draw:style-name="fr1" draw:name="Object17" text:anchor-type="as-char" svg:width="1.628cm" svg:height="0.702cm" draw:z-index="9"><draw:object xlink:href="./Object 17" xlink:type="simple" xlink:show="embed" xlink:actuate="onLoad"/><draw:image xlink:href="./ObjectReplacements/Object 17" xlink:type="simple" xlink:show="embed" xlink:actuate="onLoad"/></draw:frame></text:p>
      <text:p text:style-name="P5"/>
      <text:p text:style-name="P5"><draw:frame draw:style-name="fr1" draw:name="Object16" text:anchor-type="as-char" svg:width="9.236cm" svg:height="1.048cm" draw:z-index="10"><draw:object xlink:href="./Object 16" xlink:type="simple" xlink:show="embed" xlink:actuate="onLoad"/><draw:image xlink:href="./ObjectReplacements/Object 16" xlink:type="simple" xlink:show="embed" xlink:actuate="onLoad"/></draw:frame></text:p>
      <text:p text:style-name="P5"/>
      <text:p text:style-name="P5"><draw:frame draw:style-name="fr1" draw:name="Object18" text:anchor-type="as-char" svg:width="6.062cm" svg:height="1.048cm" draw:z-index="11"><draw:object xlink:href="./Object 18" xlink:type="simple" xlink:show="embed" xlink:actuate="onLoad"/><draw:image xlink:href="./ObjectReplacements/Object 18" xlink:type="simple" xlink:show="embed" xlink:actuate="onLoad"/></draw:frame></text:p>
      <text:p text:style-name="P5"/>
      <text:p text:style-name="P5">Integrera med avseende på <text:span text:style-name="T3">x</text:span>.</text:p>
      <text:p text:style-name="P5"/>
      <text:p text:style-name="P5"/>
      <text:p text:style-name="P5"/>
      <text:p text:style-name="P5"/>
      <text:p text:style-name="P5"/>
      <text:p text:style-name="P7">Exempel</text:p>
      <text:p text:style-name="P4"/>
      <text:p text:style-name="P5"><draw:frame draw:style-name="fr1" draw:name="Object19" text:anchor-type="as-char" svg:width="2.207cm" svg:height="1.048cm" draw:z-index="14"><draw:object xlink:href="./Object 19" xlink:type="simple" xlink:show="embed" xlink:actuate="onLoad"/><draw:image xlink:href="./ObjectReplacements/Object 19" xlink:type="simple" xlink:show="embed" xlink:actuate="onLoad"/></draw:frame><text:tab/>separabel</text:p>
      <text:p text:style-name="P5"/>
      <text:p text:style-name="P5"/>
      <text:p text:style-name="P5">1) <text:s/>Stationära lösningar:</text:p>
      <text:p text:style-name="P5"><text:tab/></text:p>
      <text:p text:style-name="P5"><draw:frame draw:style-name="fr1" draw:name="Object20" text:anchor-type="as-char" svg:width="4.038cm" svg:height="1.048cm" draw:z-index="15"><draw:object xlink:href="./Object 20" xlink:type="simple" xlink:show="embed" xlink:actuate="onLoad"/><draw:image xlink:href="./ObjectReplacements/Object 20" xlink:type="simple" xlink:show="embed" xlink:actuate="onLoad"/></draw:frame></text:p>
      <text:p text:style-name="P5"/>
      <text:p text:style-name="P5"/>
      <text:p text:style-name="P5">2) <text:s/>x ≠ 0, <text:s/>x ≠ 1</text:p>
      <text:p text:style-name="P5"/>
      <text:p text:style-name="P5"><draw:frame draw:style-name="fr1" draw:name="Object21" text:anchor-type="as-char" svg:width="3.043cm" svg:height="1.101cm" draw:z-index="16"><draw:object xlink:href="./Object 21" xlink:type="simple" xlink:show="embed" xlink:actuate="onLoad"/><draw:image xlink:href="./ObjectReplacements/Object 21" xlink:type="simple" xlink:show="embed" xlink:actuate="onLoad"/></draw:frame></text:p>
      <text:p text:style-name="P5"/>
      <text:p text:style-name="P5"><draw:frame draw:style-name="fr1" draw:name="Object22" text:anchor-type="as-char" svg:width="2.485cm" svg:height="1.10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5"/>
      <text:p text:style-name="P5"/>
      <text:p text:style-name="P5"><draw:frame draw:style-name="fr1" draw:name="Object23" text:anchor-type="as-char" svg:width="4.207cm" svg:height="1.055cm" draw:z-index="22"><draw:object xlink:href="./Object 23" xlink:type="simple" xlink:show="embed" xlink:actuate="onLoad"/><draw:image xlink:href="./ObjectReplacements/Object 23" xlink:type="simple" xlink:show="embed" xlink:actuate="onLoad"/></draw:frame>(*)</text:p>
      <text:p text:style-name="P5"/>
      <text:p text:style-name="P5"/>
      <text:p text:style-name="P5">Handpåläggning</text:p>
      <text:p text:style-name="P5"/>
      <text:p text:style-name="P5"><draw:frame draw:style-name="fr1" draw:name="Object24" text:anchor-type="as-char" svg:width="3.671cm" svg:height="1.152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5"/>
      <text:p text:style-name="P5"><draw:frame draw:style-name="fr1" draw:name="Object25" text:anchor-type="as-char" svg:width="3.078cm" svg:height="1.152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5"/>
      <text:p text:style-name="P5"/>
      <text:p text:style-name="P5"><draw:frame draw:style-name="fr1" draw:name="Object26" text:anchor-type="as-char" svg:width="4.461cm" svg:height="1.055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5"/>
      <text:p text:style-name="P5"/>
      <text:p text:style-name="P5">Integration av (*) ger:</text:p>
      <text:p text:style-name="P5"/>
      <text:p text:style-name="P5"><draw:frame draw:style-name="fr1" draw:name="Object27" text:anchor-type="as-char" svg:width="4.948cm" svg:height="0.494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5"/>
      <text:p text:style-name="P5"><draw:frame draw:style-name="fr1" draw:name="Object28" text:anchor-type="as-char" svg:width="3.526cm" svg:height="1.048cm" draw:z-index="27"><draw:object xlink:href="./Object 28" xlink:type="simple" xlink:show="embed" xlink:actuate="onLoad"/><draw:image xlink:href="./ObjectReplacements/Object 2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1" svg:font-family="'DejaVu Sans Mono'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43M58S</meta:editing-duration>
    <meta:editing-cycles>12</meta:editing-cycles>
    <meta:generator>OpenOffice.org/3.1$Win32 OpenOffice.org_project/310m19$Build-9420</meta:generator>
    <dc:date>2010-10-16T20:46:23.33</dc:date>
    <dc:creator>Mattias </dc:creator>
    <meta:document-statistic meta:table-count="0" meta:image-count="0" meta:object-count="28" meta:page-count="7" meta:paragraph-count="107" meta:word-count="334" meta:character-count="208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A</math:mi>
        </math:mrow>
        <math:mrow>
          <math:mi>dt</math:mi>
        </math:mrow>
      </math:mfrac>
      <math:mrow>
        <math:mrow>
          <math:mi>lb</math:mi>
          <math:mo math:stretchy="false">/</math:mo>
          <math:mi>min</math:mi>
        </math:mrow>
        <math:mo math:stretchy="false">=</math:mo>
        <math:mn>3</math:mn>
      </math:mrow>
      <math:mrow>
        <math:mrow>
          <math:mi>gal</math:mi>
          <math:mo math:stretchy="false">/</math:mo>
          <math:mi>min</math:mi>
        </math:mrow>
        <math:mo math:stretchy="false">⋅</math:mo>
        <math:mn>2</math:mn>
      </math:mrow>
      <math:mrow>
        <math:mrow>
          <math:mi>lb</math:mi>
          <math:mo math:stretchy="false">/</math:mo>
          <math:mi>gal</math:mi>
        </math:mrow>
        <math:mo math:stretchy="false">−</math:mo>
        <math:mn>2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i math:fontstyle="normal">A</math:mi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row>
                <math:mn>300</math:mn>
                <math:mo math:stretchy="false">+</math:mo>
                <math:mi math:fontstyle="normal">t</math:mi>
              </math:mrow>
              <math:mrow>
                <math:mo math:stretchy="false">(</math:mo>
                <math:mrow>
                  <math:mn>3</math:mn>
                  <math:mo math:stretchy="false">−</math:mo>
                  <math:mn>2</math:mn>
                </math:mrow>
                <math:mo math:stretchy="false">)</math:mo>
              </math:mrow>
            </math:mrow>
          </math:mrow>
        </math:mfrac>
      </math:mrow>
      <math:mrow>
        <math:mi>lb</math:mi>
        <math:mo math:stretchy="false">/</math:mo>
        <math:mi>gal</math:mi>
      </math:mrow>
    </math:mrow>
    <math:annotation math:encoding="StarMath 5.0">{{alignc{dA}} over {alignc{dt}}} lb / min = 3 gal / min cdot 2 lb / gal - 2 gal / min cdot {{alignc{A(t)}} over {alignc{300 + t(3-2)}}} lb / gal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ƒ</math:mi>
      </math:mrow>
      <math:mrow>
        <math:mo math:stretchy="false">(</math:mo>
        <math:mrow>
          <math:mi math:fontstyle="normal">x</math:mi>
          <math:mi math:fontstyle="normal">;</math:mi>
          <math:mi math:fontstyle="normal">y</math:mi>
        </math:mrow>
        <math:mo math:stretchy="false">)</math:mo>
      </math:mrow>
    </math:mrow>
    <math:annotation math:encoding="StarMath 5.0">{{alignc dy} over {alignc dx}} = ƒ(x; y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  <math:mi math:fontstyle="normal">h</math:mi>
      <math:mrow>
        <math:mo math:stretchy="false">(</math:mo>
        <math:mi math:fontstyle="normal">y</math:mi>
        <math:mo math:stretchy="false">)</math:mo>
      </math:mrow>
    </math:mrow>
    <math:annotation math:encoding="StarMath 5.0">{{alignc dy} over {alignc dx}} = g(x)h(y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alignc dy} over {alignc dx}} + P(x)y = ƒ(x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  <math:mi math:fontstyle="normal">h</math:mi>
      <math:mrow>
        <math:mo math:stretchy="false">(</math:mo>
        <math:mi math:fontstyle="normal">y</math:mi>
        <math:mo math:stretchy="false">)</math:mo>
      </math:mrow>
    </math:mrow>
    <math:annotation math:encoding="StarMath 5.0">{{alignc dy} over {alignc dx}} = g(x)h(y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h</math:mi>
            <math:mrow>
              <math:mo math:stretchy="false">(</math:mo>
              <math:mi math:fontstyle="normal">y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alignc 1} over {alignc {h(y)}}} `cdot` {{alignc dy} over {alignc dx}} = g(x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{alignc dy} over {alignc dx}} + P(x)y = ƒ(x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frac>
        <math:mrow>
          <math:mi>dy</math:mi>
        </math:mrow>
        <math:mrow>
          <math:mi>dx</math:mi>
        </math:mrow>
      </math:mfrac>
      <math:mrow>
        <math:mi/>
        <math:mo math:stretchy="false">+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P</math:mi>
      <math:mrow>
        <math:mo math:stretchy="false">(</math:mo>
        <math:mi math:fontstyle="normal">x</math:mi>
        <math:mo math:stretchy="false">)</math:mo>
      </math:mrow>
      <math:mi math:fontstyle="normal">y</math:mi>
      <math:mrow>
        <math:mi/>
        <math:mo math:stretchy="false">=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ƒ</math:mi>
      <math:mrow>
        <math:mo math:stretchy="false">(</math:mo>
        <math:mi math:fontstyle="normal">x</math:mi>
        <math:mo math:stretchy="false">)</math:mo>
      </math:mrow>
    </math:mrow>
    <math:annotation math:encoding="StarMath 5.0">{e^{{size *1.25 int ""}{P(x)dx}}} `cdot` {{alignc dy} over {alignc dx}} ``+`` {e^{{size *1.25 int ""}{P(x)dx}}} `cdot` P(x)y ``=`` {e^{{size *1.25 int ""}{P(x)dx}}} `cdot` ƒ(x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p>
      <math:mi math:fontstyle="normal">e</math:mi>
      <math:mrow>
        <math:mstyle math:fontsize="125%">
          <math:mrow>
            <math:mrow>
              <math:mo math:stretchy="false">∫</math:mo>
              <math:mtext/>
            </math:mrow>
          </math:mrow>
        </math:mstyle>
        <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row>
    </math:msup>
    <math:annotation math:encoding="StarMath 5.0">e^{{size *1.25 int ""}{P(x)dx}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fenced math:open="" math:close="">
        <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row>
                <math:mi math:fontstyle="normal">P</math:mi>
                <math:mrow>
                  <math:mo math:stretchy="false">(</math:mo>
                  <math:mi math:fontstyle="normal">x</math:mi>
                  <math:mo math:stretchy="false">)</math:mo>
                </math:mrow>
                <math:mi>dx</math:mi>
              </math:mrow>
            </math:mrow>
          </math:msup>
          <math:mi math:fontstyle="normal">y</math:mi>
        </math:mrow>
      </math:mfenced>
      <math:mrow>
        <math:mi/>
        <math:mo math:stretchy="false">=</math:mo>
        <math:mi/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row>
      </math:msup>
      <math:mrow>
        <math:mi/>
        <math:mo math:stretchy="false">⋅</math:mo>
        <math:mi/>
      </math:mrow>
      <math:mi math:fontstyle="normal">ƒ</math:mi>
      <math:mrow>
        <math:mo math:stretchy="false">(</math:mo>
        <math:mi math:fontstyle="normal">x</math:mi>
        <math:mo math:stretchy="false">)</math:mo>
      </math:mrow>
    </math:mrow>
    <math:annotation math:encoding="StarMath 5.0">{{alignc d} over {alignc dx}} left ( {e^{{size *1.25 int ""}{P(x)dx}}} y right )  ``=`` {e^{{size *1.25 int ""}{P(x)dx}}} `cdot` ƒ(x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x</math:mi>
        </math:mrow>
        <math:mrow>
          <math:mi>dt</math:mi>
        </math:mrow>
      </math:mfrac>
      <math:mo math:stretchy="false">=</math:mo>
      <math:mrow>
        <math:msup>
          <math:mi math:fontstyle="normal">x</math:mi>
          <math:mn>2</math:mn>
        </math:msup>
        <math:mo math:stretchy="false">−</math:mo>
        <math:mi math:fontstyle="normal">x</math:mi>
      </math:mrow>
    </math:mrow>
    <math:annotation math:encoding="StarMath 5.0">{{alignc dx} over {alignc dt}} = x^2 - 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A</math:mi>
            </math:mrow>
            <math:mrow>
              <math:mi>dt</math:mi>
            </math:mrow>
          </math:mfrac>
          <math:mo math:stretchy="false">+</math:mo>
          <math:mrow>
            <math:mn>2</math:mn>
            <math:mo math:stretchy="false">⋅</math:mo>
            <math:mfrac>
              <math:mrow>
                <math:mrow>
                  <math:mi math:fontstyle="normal">A</math:mi>
                  <math:mrow>
                    <math:mo math:stretchy="false">(</math:mo>
                    <math:mi math:fontstyle="normal">t</math:mi>
                    <math:mo math:stretchy="false">)</math:mo>
                  </math:mrow>
                </math:mrow>
              </math:mrow>
              <math:mrow>
                <math:mrow>
                  <math:mn>300</math:mn>
                  <math:mo math:stretchy="false">+</math:mo>
                  <math:mi math:fontstyle="normal">t</math:mi>
                </math:mrow>
              </math:mrow>
            </math:mfrac>
          </math:mrow>
        </math:mrow>
        <math:mo math:stretchy="false">=</math:mo>
        <math:mn>6,</math:mn>
      </math:mrow>
      <math:mi/>
      <math:mi math:fontstyle="normal">A</math:mi>
      <math:mrow>
        <math:mrow>
          <math:mo math:stretchy="false">(</math:mo>
          <math:mn>0</math:mn>
          <math:mo math:stretchy="false">)</math:mo>
        </math:mrow>
        <math:mo math:stretchy="false">=</math:mo>
        <math:mn>50</math:mn>
      </math:mrow>
    </math:mrow>
    <math:annotation math:encoding="StarMath 5.0">{{alignc{dA}} over {alignc{dt}}} + 2 cdot {{alignc{A(t)}} over {alignc{300 + t}}} = 6, ~~ A(0) = 50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x</math:mi>
          </math:mrow>
          <math:mrow>
            <math:mi>dt</math:mi>
          </math:mrow>
        </math:mfrac>
        <math:mo math:stretchy="false">=</math:mo>
        <math:mn>0</math:mn>
      </math:mrow>
      <math:mi math:fontstyle="normal">;</math:mi>
      <math:mi/>
      <math:mrow>
        <math:mi math:fontstyle="normal">x</math:mi>
        <math:mo math:stretchy="false">=</math:mo>
        <math:mn>0,</math:mn>
      </math:mrow>
      <math:mi/>
      <math:mrow>
        <math:mi math:fontstyle="normal">x</math:mi>
        <math:mo math:stretchy="false">=</math:mo>
        <math:mn>1</math:mn>
      </math:mrow>
    </math:mrow>
    <math:annotation math:encoding="StarMath 5.0">{{alignc dx} over {alignc dt}} = 0; ~ x = 0, ~ x = 1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sup>
              <math:mi math:fontstyle="normal">x</math:mi>
              <math:mn>2</math:mn>
            </math:msup>
            <math:mo math:stretchy="false">−</math:mo>
            <math:mi math:fontstyle="normal">x</math:mi>
          </math:mrow>
        </math:mrow>
      </math:mfrac>
      <math:mrow>
        <math:mi/>
        <math:mo math:stretchy="false">⋅</math:mo>
        <math:mi/>
      </math:mrow>
      <math:mfrac>
        <math:mrow>
          <math:mi>dx</math:mi>
        </math:mrow>
        <math:mrow>
          <math:mi>dt</math:mi>
        </math:mrow>
      </math:mfrac>
      <math:mrow>
        <math:mi/>
        <math:mo math:stretchy="false">=</math:mo>
        <math:mi/>
      </math:mrow>
      <math:mn>1</math:mn>
    </math:mrow>
    <math:annotation math:encoding="StarMath 5.0">{{alignc 1} over {alignc {x^2 - x}}} `cdot` {{alignc dx} over {alignc dt}} `=` 1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frac>
          <math:mrow>
            <math:mi>dx</math:mi>
          </math:mrow>
          <math:mrow>
            <math:mrow>
              <math:msup>
                <math:mi math:fontstyle="normal">x</math:mi>
                <math:mn>2</math:mn>
              </math:msup>
              <math:mo math:stretchy="false">−</math:mo>
              <math:mi math:fontstyle="normal">x</math:mi>
            </math:mrow>
          </math:mrow>
        </math:mfrac>
      </math:mrow>
      <math:mrow>
        <math:mi/>
        <math:mo math:stretchy="false">=</math:mo>
        <math:mi/>
      </math:mrow>
      <math:mtext>?</math:mtext>
    </math:mrow>
    <math:annotation math:encoding="StarMath 5.0">int {{alignc dx} over {alignc {x^2 - x}}} `=` "?"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x</math:mi>
            <math:mrow>
              <math:mo math:stretchy="false">(</math:mo>
              <math:mrow>
                <math:mi math:fontstyle="normal">x</math:mi>
                <math:mo math:stretchy="false">−</math:mo>
                <math:mn>1</math:mn>
              </math:mrow>
              <math:mo math:stretchy="false">)</math:mo>
            </math:mrow>
          </math:mrow>
        </math:mrow>
      </math:mfrac>
      <math:mrow>
        <math:mi/>
        <math:mo math:stretchy="false">=</math:mo>
        <math:mi/>
      </math:mrow>
      <math:mfrac>
        <math:mrow>
          <math:mi math:fontstyle="normal">A</math:mi>
        </math:mrow>
        <math:mrow>
          <math:mi math:fontstyle="normal">x</math:mi>
        </math:mrow>
      </math:mfrac>
      <math:mrow>
        <math:mi/>
        <math:mo math:stretchy="false">+</math:mo>
        <math:mi/>
      </math:mrow>
      <math:mfrac>
        <math:mrow>
          <math:mi math:fontstyle="normal">B</math:mi>
        </math:mrow>
        <math:mrow>
          <math:mrow>
            <math:mi math:fontstyle="normal">x</math:mi>
            <math:mo math:stretchy="false">−</math:mo>
            <math:mn>1</math:mn>
          </math:mrow>
        </math:mrow>
      </math:mfrac>
    </math:mrow>
    <math:annotation math:encoding="StarMath 5.0">{{alignc 1} over {alignc {x(x - 1)}}} `=` {{alignc A} over {alignc x}} `+` {{alignc B} over {alignc {x - 1}}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A</math:mi>
        <math:mo math:stretchy="false">=</math:mo>
        <math:msub>
          <math:mfenced math:open="" math:close="">
            <math:mfrac>
              <math:mrow>
                <math:mn>1</math:mn>
              </math:mrow>
              <math:mrow>
                <math:mrow>
                  <math:mi math:fontstyle="normal">x</math:mi>
                  <math:mo math:stretchy="false">−</math:mo>
                  <math:mn>1</math:mn>
                </math:mrow>
              </math:mrow>
            </math:mfrac>
          </math:mfenced>
          <math:mrow>
            <math:mi math:fontstyle="normal">x</math:mi>
            <math:mo math:stretchy="false">=</math:mo>
            <math:mn>0</math:mn>
          </math:mrow>
        </math:msub>
      </math:mrow>
      <math:mo math:stretchy="false">=</math:mo>
      <math:mrow>
        <math:mo math:stretchy="false">−</math:mo>
        <math:mn>1</math:mn>
      </math:mrow>
    </math:mrow>
    <math:annotation math:encoding="StarMath 5.0">A = left ( {{alignc 1} over {alignc {x - 1}}} right )_{x = 0} = -1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B</math:mi>
        <math:mo math:stretchy="false">=</math:mo>
        <math:msub>
          <math:mfenced math:open="" math:close="">
            <math:mfrac>
              <math:mrow>
                <math:mn>1</math:mn>
              </math:mrow>
              <math:mrow>
                <math:mi math:fontstyle="normal">x</math:mi>
              </math:mrow>
            </math:mfrac>
          </math:mfenced>
          <math:mrow>
            <math:mrow>
              <math:mi math:fontstyle="normal">x</math:mi>
              <math:mo math:stretchy="false">−</math:mo>
              <math:mn>1</math:mn>
            </math:mrow>
            <math:mo math:stretchy="false">=</math:mo>
            <math:mn>0</math:mn>
          </math:mrow>
        </math:msub>
      </math:mrow>
      <math:mo math:stretchy="false">=</math:mo>
      <math:mn>1</math:mn>
    </math:mrow>
    <math:annotation math:encoding="StarMath 5.0">B = left ( {{alignc 1} over {alignc {x}}} right )_{x-1 = 0} = 1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x</math:mi>
            <math:mrow>
              <math:mo math:stretchy="false">(</math:mo>
              <math:mrow>
                <math:mi math:fontstyle="normal">x</math:mi>
                <math:mo math:stretchy="false">−</math:mo>
                <math:mn>1</math:mn>
              </math:mrow>
              <math:mo math:stretchy="false">)</math:mo>
            </math:mrow>
          </math:mrow>
        </math:mrow>
      </math:mfrac>
      <math:mrow>
        <math:mi/>
        <math:mo math:stretchy="false">=</math:mo>
        <math:mrow>
          <math:mi/>
          <math:mo math:stretchy="false">−</math:mo>
          <math:mfrac>
            <math:mrow>
              <math:mn>1</math:mn>
            </math:mrow>
            <math:mrow>
              <math:mi math:fontstyle="normal">x</math:mi>
            </math:mrow>
          </math:mfrac>
        </math:mrow>
      </math:mrow>
      <math:mrow>
        <math:mi/>
        <math:mo math:stretchy="false">+</math:mo>
        <math:mi/>
      </math:mrow>
      <math:mfrac>
        <math:mrow>
          <math:mn>1</math:mn>
        </math:mrow>
        <math:mrow>
          <math:mrow>
            <math:mi math:fontstyle="normal">x</math:mi>
            <math:mo math:stretchy="false">−</math:mo>
            <math:mn>1</math:mn>
          </math:mrow>
        </math:mrow>
      </math:mfrac>
    </math:mrow>
    <math:annotation math:encoding="StarMath 5.0">{{alignc 1} over {alignc {x(x - 1)}}} `=` -{{alignc 1} over {alignc x}} `+` {{alignc 1} over {alignc {x - 1}}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>ln</math:mi>
      </math:mrow>
      <math:mrow>
        <math:mfenced math:open="∣" math:close="∣">
          <math:mi math:fontstyle="normal">x</math:mi>
        </math:mfenced>
        <math:mo math:stretchy="false">+</math:mo>
        <math:mi>ln</math:mi>
      </math:mrow>
      <math:mrow>
        <math:mfenced math:open="∣" math:close="∣">
          <math:mrow>
            <math:mi math:fontstyle="normal">x</math:mi>
            <math:mo math:stretchy="false">−</math:mo>
            <math:mn>1</math:mn>
          </math:mrow>
        </math:mfenced>
        <math:mo math:stretchy="false">=</math:mo>
        <math:mrow>
          <math:mi math:fontstyle="normal">t</math:mi>
          <math:mo math:stretchy="false">+</math:mo>
          <math:mi>ln</math:mi>
        </math:mrow>
      </math:mrow>
      <math:mfenced math:open="∣" math:close="∣">
        <math:mi math:fontstyle="normal">C</math:mi>
      </math:mfenced>
    </math:mrow>
    <math:annotation math:encoding="StarMath 5.0">- ln abs{x} + ln abs{x - 1} = t + ln abs{C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row>
                <math:mi math:fontstyle="normal">x</math:mi>
                <math:mo math:stretchy="false">−</math:mo>
                <math:mn>1</math:mn>
              </math:mrow>
            </math:mrow>
            <math:mrow>
              <math:mi math:fontstyle="normal">x</math:mi>
            </math:mrow>
          </math:mfrac>
        </math:mfenced>
        <math:mo math:stretchy="false">=</math:mo>
        <math:mrow>
          <math:mi math:fontstyle="normal">t</math:mi>
          <math:mo math:stretchy="false">+</math:mo>
          <math:mi>ln</math:mi>
        </math:mrow>
      </math:mrow>
      <math:mfenced math:open="∣" math:close="∣">
        <math:mi math:fontstyle="normal">C</math:mi>
      </math:mfenced>
    </math:mrow>
    <math:annotation math:encoding="StarMath 5.0">ln abs{{alignc {x - 1}} over {alignc x}} = t + ln abs{C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P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frac>
        <math:mrow>
          <math:mi>dP</math:mi>
        </math:mrow>
        <math:mrow>
          <math:mi>dt</math:mi>
        </math:mrow>
      </math:mfrac>
    </math:mrow>
    <math:annotation math:encoding="StarMath 5.0">{{alignc 1} over {alignc {P(t)}}} `cdot` {{alignc dP} over {alignc dt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P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row>
        <math:mrow>
          <math:mfrac>
            <math:mrow>
              <math:mi>dP</math:mi>
            </math:mrow>
            <math:mrow>
              <math:mi>dt</math:mi>
            </math:mrow>
          </math:mfrac>
          <math:mo math:stretchy="false">=</math:mo>
          <math:mi math:fontstyle="normal">a</math:mi>
        </math:mrow>
        <math:mo math:stretchy="false">&gt;</math:mo>
        <math:mn>0</math:mn>
      </math:mrow>
    </math:mrow>
    <math:annotation math:encoding="StarMath 5.0">{{alignc 1} over {alignc {P(t)}}} `cdot` {{alignc dP} over {alignc dt}} = a &gt;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>Ce</math:mi>
          <math:mi>at</math:mi>
        </math:msup>
      </math:mrow>
    </math:mrow>
    <math:annotation math:encoding="StarMath 5.0">P(t) = Ce^{at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row>
            <math:mi math:fontstyle="normal">P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</math:mfrac>
      <math:mrow>
        <math:mi/>
        <math:mo math:stretchy="false">⋅</math:mo>
        <math:mi/>
      </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row>
          <math:mi math:fontstyle="normal">a</math:mi>
          <math:mo math:stretchy="false">−</math:mo>
          <math:mi>bP</math:mi>
        </math:mrow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{alignc 1} over {alignc {P(t)}}} `cdot` {{alignc dP} over {alignc dt}} = a - bP(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i>aP</math:mi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sup>
          <math:mi>bP</math:mi>
          <math:mn>2</math:mn>
        </math:msup>
      </math:mrow>
      <math:mrow>
        <math:mrow>
          <math:mrow>
            <math:mo math:stretchy="false">(</math:mo>
            <math:mi math:fontstyle="normal">t</math:mi>
            <math:mo math:stretchy="false">)</math:mo>
          </math:mrow>
          <math:mo math:stretchy="false">=</math:mo>
          <math:mtext>{Sätt}</math:mtext>
        </math:mrow>
        <math:mo math:stretchy="false">=</math:mo>
        <math:mn>6P</math:mn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sup>
          <math:mi math:fontstyle="normal">P</math:mi>
          <math:mn>2</math:mn>
        </math:msup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{alignc dP} over {alignc dt}} = aP(t) - bP^{2}(t) = "{Sätt}" = 
6P(t) - P^{2}(t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P</math:mi>
        </math:mrow>
        <math:mrow>
          <math:mi>dt</math:mi>
        </math:mrow>
      </math:mfrac>
      <math:mo math:stretchy="false">=</math:mo>
      <math:mn>0</math:mn>
    </math:mrow>
    <math:annotation math:encoding="StarMath 5.0">{{alignc dP} over {alignc dt}} = 0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i>aP</math:mi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sup>
          <math:mi>bP</math:mi>
          <math:mn>2</math:mn>
        </math:msup>
      </math:mrow>
      <math:mrow>
        <math:mrow>
          <math:mrow>
            <math:mrow>
              <math:mo math:stretchy="false">(</math:mo>
              <math:mi math:fontstyle="normal">t</math:mi>
              <math:mo math:stretchy="false">)</math:mo>
            </math:mrow>
            <math:mo math:stretchy="false">−</math:mo>
            <math:mi math:fontstyle="normal">h</math:mi>
          </math:mrow>
          <math:mo math:stretchy="false">=</math:mo>
          <math:mtext>{Sätt}</math:mtext>
        </math:mrow>
        <math:mo math:stretchy="false">=</math:mo>
        <math:mn>6P</math:mn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sup>
          <math:mi math:fontstyle="normal">P</math:mi>
          <math:mn>2</math:mn>
        </math:msup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−</math:mo>
        <math:mn>8</math:mn>
      </math:mrow>
    </math:mrow>
    <math:annotation math:encoding="StarMath 5.0">{{alignc dP} over {alignc dt}} = aP(t) - bP^{2}(t) - h = "{Sätt}" = 
6P(t) - P^{2}(t) - 8</math:annotation>
  </math:semantics>
</math:math>
</file>